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ro5" style:family="table-row">
      <style:table-row-properties style:row-height="0.974cm" fo:break-before="auto" style:use-optimal-row-height="false"/>
    </style:style>
    <style:style style:name="ro6" style:family="table-row">
      <style:table-row-properties style:row-height="0.947cm" fo:break-before="auto" style:use-optimal-row-height="false"/>
    </style:style>
    <style:style style:name="ro7" style:family="table-row">
      <style:table-row-properties style:row-height="1.184cm" fo:break-before="auto" style:use-optimal-row-height="false"/>
    </style:style>
    <style:style style:name="ro8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style:text-outline="false" style:text-line-through-style="none" style:text-line-through-type="none" style:font-name="Liberation Sans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Fonctionnalités</text:p>
          </table:table-cell>
          <table:table-cell table:style-name="ce1" office:value-type="string" calcext:value-type="string">
            <text:p>Priorité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 tant qu’utilisateur, j’ai la possibilité de découvrir le sit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table:style-name="ce2" office:value-type="string" calcext:value-type="string">
            <text:p>En tant qu’étudiant, j’ai la possibilité de rechercher des tutorat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 tant qu’étudiant, j’ai la possibilité de créer un compte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 tant qu’étudiant, j’ai la possibilité de participer à un tutorat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4">
          <table:table-cell table:style-name="ce2" office:value-type="string" calcext:value-type="string">
            <text:p>En tant qu’étudiant, j’ai la possibilité de faire la demande d’un tutorat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5">
          <table:table-cell table:style-name="ce2" office:value-type="string" calcext:value-type="string">
            <text:p>En tant que tuteur, j’ai la possibilité de créer un compte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6">
          <table:table-cell table:style-name="ce2" office:value-type="string" calcext:value-type="string">
            <text:p>En tant que tuteur, j’ai la possibilité de proposer un tutorat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En tant qu’étudiant, j’ai la possibilité d’évaluer un tutorat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7">
          <table:table-cell office:value-type="string" calcext:value-type="string">
            <text:p>En tant qu’étudiant, j’ai la possibilité d’évaluer un tuteur 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n tant qu’utilisateur, j’ai la possibilité d’interagir avec les méthodes de communications proposées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8">
          <table:table-cell office:value-type="string" calcext:value-type="string">
            <text:p>En tant qu’administrateur, j’ai la possibilité de gérer les différents comptes, et tutorats 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8">
          <table:table-cell table:number-columns-repeated="1024"/>
        </table:table-row>
        <table:table-row table:style-name="ro8">
          <table:table-cell table:style-name="ce2"/>
          <table:table-cell table:number-columns-repeated="1023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3">00/00/0000</text:date>, <text:time style:data-style-name="N2" text:time-value="16:25:28.4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3T15:45:41.739628554</meta:creation-date>
    <dc:date>2021-12-03T16:42:59.749000000</dc:date>
    <meta:editing-duration>PT14M58S</meta:editing-duration>
    <meta:editing-cycles>4</meta:editing-cycles>
    <meta:generator>LibreOffice/7.0.4.2$Windows_X86_64 LibreOffice_project/dcf040e67528d9187c66b2379df5ea4407429775</meta:generator>
    <meta:document-statistic meta:table-count="1" meta:cell-count="24" meta:object-count="0"/>
  </office:meta>
</office:document-meta>
</file>